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af041d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2cc8f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beddfe" officeooo:paragraph-rsid="00beddfe" style:font-name-asian="DejaVu Math TeX Gyre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9pt" fo:font-weight="normal" officeooo:rsid="0074b456" officeooo:paragraph-rsid="0017d811" style:font-name-asian="Noto Sans CJK KR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/>
    </style:style>
    <style:style style:name="T2" style:family="text">
      <style:text-properties fo:font-variant="normal" fo:text-transform="none" fo:color="#262626" fo:letter-spacing="normal" style:font-size-asian="10.5pt" style:font-style-asian="normal"/>
    </style:style>
    <style:style style:name="T3" style:family="text">
      <style:text-properties fo:font-variant="normal" fo:text-transform="none" fo:color="#262626" fo:letter-spacing="normal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屌絲</text:p>
      <text:p text:style-name="P4"/>
      <text:p text:style-name="P7"><text:span text:style-name="T3">每次聽到專家學者</text:span><text:line-break/><text:span text:style-name="T3">一本正經地講通貨膨脹</text:span><text:line-break/><text:span text:style-name="T3">我心裡就忍不住發笑</text:span><text:line-break/><text:line-break/><text:span text:style-name="T3">通貨膨脹</text:span><text:line-break/><text:span text:style-name="T3">是一個高大上的名詞</text:span><text:line-break/><text:span text:style-name="T3">是爲智障者專門設計的</text:span><text:line-break/><text:span text:style-name="T3">連吃屎的天蓬元帥都忍不住笑開了花</text:span><text:line-break/><text:span text:style-name="T3">你瞧這羣智障的人類</text:span><text:line-break/><text:span text:style-name="T3">自認爲比我們聰明</text:span><text:line-break/><text:span text:style-name="T3">多繞幾圈</text:span><text:line-break/><text:span text:style-name="T3">就不如我們了</text:span><text:line-break/><text:span text:style-name="T3">我們一直很誠實我們是豬</text:span><text:line-break/><text:span text:style-name="T3">但他們卻一直以爲他們是人類</text:span><text:line-break/><text:line-break/><text:span text:style-name="T3">一本正經講笑話的教科書說</text:span><text:line-break/><text:span text:style-name="T3">貨幣是價值的衡量尺度</text:span><text:line-break/><text:span text:style-name="T3">但誰見過誰家賣的直尺</text:span><text:line-break/><text:span text:style-name="T3">跟雞巴一樣</text:span><text:line-break/><text:span text:style-name="T3">初一十五不一樣長呢</text:span><text:line-break/><text:line-break/><text:span text:style-name="T3">屌絲的智商啊</text:span><text:line-break/><text:span text:style-name="T3">就是這樣神奇</text:span><text:line-break/><text:span text:style-name="T3">堪稱世界奇觀</text:span><text:line-break/><text:span text:style-name="T3">你說</text:span><text:line-break/><text:span text:style-name="T3">有的人家裡的是清澈如長江</text:span><text:line-break/><text:span text:style-name="T3">有的是渾濁如黃河</text:span><text:line-break/><text:span text:style-name="T3">有的已經斷了流</text:span><text:line-break/><text:span text:style-name="T3">但都跟你沒毛關係啊</text:span><text:line-break/><text:span text:style-name="T3">你拍掌叫好幹啥呢？</text:span><text:line-break/><text:span text:style-name="T3">你終一生的血汗與淚水</text:span><text:line-break/><text:span text:style-name="T3">甚至出賣靈魂</text:span><text:line-break/><text:span text:style-name="T3">卻爲了別人的雞巴而奮鬥</text:span><text:line-break/><text:line-break/><text:span text:style-name="T3">這智商</text:span><text:line-break/><text:span text:style-name="T3">真不是天蓬級別的</text:span><text:line-break/><text:span text:style-name="T3">用他來作對比</text:span><text:line-break/><text:span text:style-name="T3">元帥們都會覺得非常委屈</text:span><text:line-break/><text:span text:style-name="T3">超級受辱</text:span><text:line-break/><text:line-break/><text:span text:style-name="T3">不是嗎？</text:span><text:line-break/><text:span text:style-name="T3">屌毛！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0T18:09:46.338820329</dc:date>
    <meta:editing-duration>PT4H18M28S</meta:editing-duration>
    <meta:editing-cycles>168</meta:editing-cycles>
    <meta:document-statistic meta:table-count="0" meta:image-count="0" meta:object-count="0" meta:page-count="1" meta:paragraph-count="2" meta:word-count="296" meta:character-count="337" meta:non-whitespace-character-count="296"/>
  </office:meta>
</office:document-meta>
</file>